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 mathvariant="normal">σ</mi>
        <mrow>
          <mo fence="true" stretchy="false">⟨</mo>
          <mrow>
            <mi>x</mi>
          </mrow>
          <mo fence="true" stretchy="false">⟩</mo>
        </mrow>
      </msub>
      <mrow>
        <mspace width="2em"/>
        <mo stretchy="false">=</mo>
        <mspace width="2em"/>
      </mrow>
      <mfrac>
        <msub>
          <mi mathvariant="normal">σ</mi>
          <mrow>
            <mo fence="true" stretchy="false">⟨</mo>
            <mrow>
              <mi>x</mi>
            </mrow>
            <mo fence="true" stretchy="false">⟩</mo>
          </mrow>
        </msub>
        <msqrt>
          <mi>n</mi>
        </msqrt>
      </mfrac>
      <mrow>
        <mspace width="2em"/>
        <mo stretchy="false">=</mo>
        <mspace width="2em"/>
      </mrow>
      <msqrt>
        <mrow>
          <mfrac>
            <mn>1</mn>
            <mrow>
              <mi>n</mi>
              <mrow>
                <mo fence="true" stretchy="false">(</mo>
                <mrow>
                  <mrow>
                    <mi>n</mi>
                    <mrow>
                      <mspace width="2em"/>
                      <mo stretchy="false">−</mo>
                      <mspace width="2em"/>
                    </mrow>
                    <mn>1</mn>
                  </mrow>
                </mrow>
                <mo fence="true" stretchy="false">)</mo>
              </mrow>
            </mrow>
          </mfrac>
          <mspace width="2em"/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pace width="2em"/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row>
                    <mspace width="2em"/>
                    <mo stretchy="false">−</mo>
                    <mspace width="2em"/>
                  </mrow>
                  <mrow>
                    <mo fence="true" stretchy="false">⟨</mo>
                    <mrow>
                      <mi>x</mi>
                    </mrow>
                    <mo fence="true" stretchy="false">⟩</mo>
                  </mrow>
                </mrow>
              </mrow>
              <mo fence="true" stretchy="false">)</mo>
            </mrow>
            <mn>2</mn>
          </msup>
        </mrow>
      </msqrt>
    </mrow>
    <annotation encoding="StarMath 5.0">%isigma _{langle x rangle} ~=~ 
%isigma _{langle x rangle} over sqrt n ~=~ 
sqrt{ 
 1 over { n ( n ~-~ 1 ) } ~
 sum from { i = 1 } to n ~
 ( 
  x _i ~-~ langle x rangle
 ) ^2 
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9T08:44:54.228000000</meta:creation-date>
    <meta:generator>LibreOffice/4.3.4.1$Windows_x86 LibreOffice_project/bc356b2f991740509f321d70e4512a6a54c5f243</meta:generator>
    <dc:date>2014-12-09T09:03:54.599000000</dc:date>
    <meta:editing-duration>PT1M26S</meta:editing-duration>
    <meta:editing-cycles>2</meta:editing-cycles>
  </office:meta>
</office:document-meta>
</file>